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3700000107FD63A800.svm" manifest:media-type=""/>
  <manifest:file-entry manifest:full-path="Pictures/20000001000001A3000000D88EDD33DF.svm" manifest:media-type=""/>
  <manifest:file-entry manifest:full-path="Pictures/2000000200000229000000F150C55B9F.eps" manifest:media-type=""/>
  <manifest:file-entry manifest:full-path="Pictures/200000010000023B0000010702877A66.svm" manifest:media-type=""/>
  <manifest:file-entry manifest:full-path="Pictures/20000001000000ED000000EDF78F3513.svm" manifest:media-type=""/>
  <manifest:file-entry manifest:full-path="Pictures/2000000100000103000000D8D4A109D4.svm" manifest:media-type=""/>
  <manifest:file-entry manifest:full-path="Pictures/10000000000000200000002000309F1C.png" manifest:media-type="image/png"/>
  <manifest:file-entry manifest:full-path="Pictures/200000010000022200000142A380A8E6.svm" manifest:media-type=""/>
  <manifest:file-entry manifest:full-path="Pictures/200000010000047900000107434DD8E5.svm" manifest:media-type=""/>
  <manifest:file-entry manifest:full-path="Pictures/2000000100000118000000D410B89FAF.svm" manifest:media-type=""/>
  <manifest:file-entry manifest:full-path="Pictures/200000010000019F000000D8F9496162.svm" manifest:media-type=""/>
  <manifest:file-entry manifest:full-path="Pictures/200000010000047E000001077A142218.svm" manifest:media-type=""/>
  <manifest:file-entry manifest:full-path="Pictures/20000001000000DD00000012A856DA5C.svm" manifest:media-type=""/>
  <manifest:file-entry manifest:full-path="Pictures/20000001000000D400000129CEA09E0E.svm" manifest:media-type=""/>
  <manifest:file-entry manifest:full-path="Pictures/200000010000021D000001423BFB183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Q_{a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{a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TexMathsArgs="12§display§r_{o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g_{m4} v_{gs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g_{m2} v_{g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gs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g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9.324cm" svg:height="4.063cm" svg:x="1.703cm" svg:y="0.263cm">
          <draw:image xlink:href="Pictures/2000000200000229000000F150C55B9F.eps" xlink:type="simple" xlink:show="embed" xlink:actuate="onLoad">
            <text:p/>
          </draw:image>
        </draw:frame>
        <draw:frame draw:style-name="gr2" draw:text-style-name="P1" draw:layer="layout" svg:width="0.648cm" svg:height="0.385cm" svg:x="9.141cm" svg:y="2.805cm">
          <draw:image xlink:href="Pictures/200000010000021D000001423BFB183C.svm" xlink:type="simple" xlink:show="embed" xlink:actuate="onLoad">
            <text:p/>
          </draw:image>
        </draw:frame>
        <draw:frame draw:style-name="gr3" draw:text-style-name="P1" draw:layer="layout" svg:width="0.654cm" svg:height="0.385cm" svg:x="10.008cm" svg:y="1.231cm">
          <draw:image xlink:href="Pictures/200000010000022200000142A380A8E6.svm" xlink:type="simple" xlink:show="embed" xlink:actuate="onLoad">
            <text:p/>
          </draw:image>
        </draw:frame>
        <draw:frame draw:style-name="gr4" draw:text-style-name="P1" draw:layer="layout" svg:width="0.31cm" svg:height="0.258cm" svg:x="7.831cm" svg:y="2.369cm">
          <draw:image xlink:href="Pictures/2000000100000103000000D8D4A109D4.svm" xlink:type="simple" xlink:show="embed" xlink:actuate="onLoad">
            <text:p/>
          </draw:image>
        </draw:frame>
        <draw:line draw:style-name="gr5" draw:text-style-name="P1" draw:layer="layout" svg:x1="7.4cm" svg:y1="0.888cm" svg:x2="6.863cm" svg:y2="0.888cm">
          <text:p/>
        </draw:line>
        <draw:frame draw:style-name="gr6" draw:text-style-name="P1" draw:layer="layout" svg:width="0.253cm" svg:height="0.355cm" svg:x="7.135cm" svg:y="0.433cm">
          <draw:image xlink:href="Pictures/20000001000000D400000129CEA09E0E.svm" xlink:type="simple" xlink:show="embed" xlink:actuate="onLoad">
            <text:p/>
          </draw:image>
        </draw:frame>
        <draw:custom-shape draw:style-name="gr7" draw:text-style-name="P1" draw:layer="layout" svg:width="-0.296cm" svg:height="-1.259cm" svg:x="1.256cm" svg:y="2.25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-0.296cm" svg:height="-1.259cm" svg:x="1.256cm" svg:y="3.9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1" draw:layer="layout" svg:width="0.648cm" svg:height="0.385cm" svg:x="0.183cm" svg:y="3.12cm">
          <draw:image xlink:href="Pictures/200000010000021D000001423BFB183C.svm" xlink:type="simple" xlink:show="embed" xlink:actuate="onLoad">
            <text:p/>
          </draw:image>
        </draw:frame>
        <draw:frame draw:style-name="gr3" draw:text-style-name="P1" draw:layer="layout" svg:width="0.654cm" svg:height="0.385cm" svg:x="0.183cm" svg:y="1.38cm">
          <draw:image xlink:href="Pictures/200000010000022200000142A380A8E6.svm" xlink:type="simple" xlink:show="embed" xlink:actuate="onLoad">
            <text:p/>
          </draw:image>
        </draw:frame>
        <draw:frame draw:style-name="gr8" draw:text-style-name="P1" draw:layer="layout" svg:width="0.502cm" svg:height="0.258cm" svg:x="6.697cm" svg:y="1.494cm">
          <draw:image xlink:href="Pictures/20000001000001A3000000D88EDD33DF.svm" xlink:type="simple" xlink:show="embed" xlink:actuate="onLoad">
            <text:p/>
          </draw:image>
        </draw:frame>
        <draw:frame draw:style-name="gr9" draw:text-style-name="P1" draw:layer="layout" svg:width="0.497cm" svg:height="0.258cm" svg:x="6.702cm" svg:y="3.196cm">
          <draw:image xlink:href="Pictures/200000010000019F000000D8F9496162.svm" xlink:type="simple" xlink:show="embed" xlink:actuate="onLoad">
            <text:p/>
          </draw:image>
        </draw:frame>
        <draw:frame draw:style-name="gr10" draw:text-style-name="P1" draw:layer="layout" svg:width="1.379cm" svg:height="0.314cm" svg:x="3.743cm" svg:y="1.466cm">
          <draw:image xlink:href="Pictures/200000010000047E000001077A142218.svm" xlink:type="simple" xlink:show="embed" xlink:actuate="onLoad">
            <text:p/>
          </draw:image>
        </draw:frame>
        <draw:frame draw:style-name="gr11" draw:text-style-name="P1" draw:layer="layout" svg:width="1.373cm" svg:height="0.314cm" svg:x="3.743cm" svg:y="3.168cm">
          <draw:image xlink:href="Pictures/200000010000047900000107434DD8E5.svm" xlink:type="simple" xlink:show="embed" xlink:actuate="onLoad">
            <text:p/>
          </draw:image>
        </draw:frame>
        <draw:frame draw:style-name="gr12" draw:text-style-name="P1" draw:layer="layout" svg:width="0.684cm" svg:height="0.314cm" svg:x="2.26cm" svg:y="1.466cm">
          <draw:image xlink:href="Pictures/200000010000023B0000010702877A66.svm" xlink:type="simple" xlink:show="embed" xlink:actuate="onLoad">
            <text:p/>
          </draw:image>
        </draw:frame>
        <draw:frame draw:style-name="gr13" draw:text-style-name="P1" draw:layer="layout" svg:width="0.679cm" svg:height="0.314cm" svg:x="2.263cm" svg:y="3.168cm">
          <draw:image xlink:href="Pictures/200000010000023700000107FD63A800.svm" xlink:type="simple" xlink:show="embed" xlink:actuate="onLoad">
            <text:p/>
          </draw:image>
        </draw:frame>
        <draw:frame draw:style-name="gr14" draw:text-style-name="P1" draw:layer="layout" svg:width="0.283cm" svg:height="0.283cm" svg:x="2.461cm" svg:y="1.148cm">
          <draw:image xlink:href="Pictures/20000001000000ED000000EDF78F3513.svm" xlink:type="simple" xlink:show="embed" xlink:actuate="onLoad">
            <text:p/>
          </draw:image>
        </draw:frame>
        <draw:frame draw:style-name="gr15" draw:text-style-name="P1" draw:layer="layout" svg:width="0.264cm" svg:height="0.02cm" svg:x="2.47cm" svg:y="2.027cm">
          <draw:image xlink:href="Pictures/20000001000000DD00000012A856DA5C.svm" xlink:type="simple" xlink:show="embed" xlink:actuate="onLoad">
            <text:p/>
          </draw:image>
        </draw:frame>
        <draw:frame draw:style-name="gr14" draw:text-style-name="P1" draw:layer="layout" svg:width="0.283cm" svg:height="0.283cm" svg:x="2.461cm" svg:y="2.877cm">
          <draw:image xlink:href="Pictures/20000001000000ED000000EDF78F3513.svm" xlink:type="simple" xlink:show="embed" xlink:actuate="onLoad">
            <text:p/>
          </draw:image>
        </draw:frame>
        <draw:frame draw:style-name="gr15" draw:text-style-name="P1" draw:layer="layout" svg:width="0.264cm" svg:height="0.02cm" svg:x="2.47cm" svg:y="3.756cm">
          <draw:image xlink:href="Pictures/20000001000000DD00000012A856DA5C.svm" xlink:type="simple" xlink:show="embed" xlink:actuate="onLoad">
            <text:p/>
          </draw:image>
        </draw:frame>
        <draw:frame draw:style-name="gr16" draw:text-style-name="P1" draw:layer="layout" svg:width="0.335cm" svg:height="0.253cm" svg:x="6.096cm" svg:y="2.446cm">
          <draw:image xlink:href="Pictures/2000000100000118000000D410B89FA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7T09:08:11</meta:creation-date>
    <meta:editing-duration>PT6H49M53S</meta:editing-duration>
    <meta:editing-cycles>19</meta:editing-cycles>
    <meta:generator>LibreOffice/3.3$Linux LibreOffice_project/330m19$Build-401</meta:generator>
    <dc:title>kkkFigures</dc:title>
    <meta:initial-creator>kkk </meta:initial-creator>
    <dc:date>2014-09-07T16:18:49</dc:date>
    <dc:creator>kkk </dc:creator>
    <meta:document-statistic meta:object-count="21"/>
    <meta:template xlink:type="simple" xlink:actuate="onRequest" xlink:title="kkkFigures" xlink:href="../../../../../.libreoffice/3/user/template/kkkFigures.otg" meta:date="2014-09-07T09:08:10"/>
  </office:meta>
</office:document-meta>
</file>